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8000001CC151CAD52DFF13A37.png" manifest:media-type="image/png"/>
  <manifest:file-entry manifest:full-path="Pictures/1000020100000205000001DBDC4FFCABDACD6372.png" manifest:media-type="image/png"/>
  <manifest:file-entry manifest:full-path="Pictures/1000020100000206000002301C73770CC48AE775.png" manifest:media-type="image/png"/>
  <manifest:file-entry manifest:full-path="Pictures/100002010000020A000002572D8E6D34E36AE7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2" text:anchor-type="char" svg:width="13.811cm" svg:height="15.849cm" draw:z-index="1"><draw:image xlink:href="Pictures/100002010000020A000002572D8E6D34E36AE71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x="4.957cm" svg:y="0.277cm" svg:width="13.705cm" svg:height="14.817cm" draw:z-index="0"><draw:image xlink:href="Pictures/1000020100000206000002301C73770CC48AE77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4.295cm" svg:y="0.425cm" svg:width="13.679cm" svg:height="12.568cm" draw:z-index="2"><draw:image xlink:href="Pictures/1000020100000205000001DBDC4FFCABDACD6372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x="4.304cm" svg:y="0.328cm" svg:width="13.758cm" svg:height="12.171cm" draw:z-index="3"><draw:image xlink:href="Pictures/1000020100000208000001CC151CAD52DFF13A3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3.691cm" fo:page-height="36.34cm" style:num-format="1" style:print-orientation="portrait" fo:margin-top="1cm" fo:margin-bottom="0.9cm" fo:margin-left="0.12cm" fo:margin-right="0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4T20:24:45.191421944</meta:creation-date>
    <dc:date>2021-11-14T20:34:08.940208841</dc:date>
    <meta:editing-duration>PT9M26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6.4.7.2$Linux_X86_64 LibreOffice_project/40$Build-2</meta:generator>
  </office:meta>
</office:document-meta>
</file>